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3709"/>
    </style:style>
    <style:style style:name="T1" style:family="text">
      <style:text-properties officeooo:rsid="000237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t der zunehmenden Bedeutung von single-cell techniken in verschiedenen omics-Bereichen besteht ein dringender Bedarf eine standardisierte Pipeline für Proteomikdaten zu entwickeln. Im Gegensatz zur DNA-Sequenzierung und RNA-Sequenzierung, ist die Proteomik-Analyse mittels Massenspektrometrie mit hohen Kosten für Arbeit und Ausrüstung verbunden. Außerdem sind die kommerziell erhältlichen Softwarelösungen oft sehr teuer und zeigen begrenzte Transparenz hinsichtlich der zugrunde liegenden Methoden. MaxQuant (Cox &amp; Mann 2008) stellt</text:p>
      <text:p text:style-name="P1">eine vielversprechende Alternative dar, welche durch die Flexibilität der Programmiersprache R ergänzt wird. Diese Arbeit präsentiert ProteoScanR, eine hochmodernen Proteomik-Pipeline, die in die benutzerfreundliche Proteomics Workbench-Schnittstelle integriert ist. Geleitet von SCoPE2 (Specht et al. 2021, Petelski et al. 2021, Vanderaa &amp; Gatto 2021), wurde der Entwicklungsprozess von ProteoScanR anhand von bulk und single-cell Datensätzen getestet und validiert. Die Pipeline Implementierung in der Proteomics Workbench nutzt die interaktive Umgebung in R Shiny, die es den Nutzern ermöglicht, wertvolle Erkenntnisse für ihren spezifischen Datensatz zu erlangen. Innerhalb der interaktiven Umgebung können die Benutzer flexibel Grenzwerte und Schwellenwerte für die Qualitätskontrolle anpassen, sowie verschiedene Ansätze zur Datentransformation, Normalisierung testen. Normalisierung, Imputation fehlender Werte und Batch-Korrektur können mithilfe eines Entropie basierten Ansatzes validiert werden und somit dient ProteoScanR und die Proteomics Workbench als wertvolles Werkzeug bei der Identifizierung von Proteinen. Die anschließende Pathway-Enrichment Analyse liefert zusätzliche biologische Zusammenhänge für ein umfassendes Verständnis ihrer funktionellen Implikationen. Das Masterarbeitsprojekt dient als Grundlage für zukünftige Fortschritte im Bereich auf dem Gebiet der single-cell Proteomik. Darüber hinaus wurde bei der Entwicklung der Codebasis auf Robustheit und Skalierbarkeit geachtet, um eine einfache Wartung und zukünftige Erweiterung der Anwendung zu gewährleisten. Der Quellcode ist zugänglich und kann unter der folgenden URL abgerufen werden: https://github.com/Lukas67/ProteoScan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7T07:33:06.598514873</meta:creation-date>
    <dc:date>2023-08-17T08:16:53.508896394</dc:date>
    <meta:editing-duration>PT43M47S</meta:editing-duration>
    <meta:editing-cycles>1</meta:editing-cycles>
    <meta:document-statistic meta:table-count="0" meta:image-count="0" meta:object-count="0" meta:page-count="1" meta:paragraph-count="2" meta:word-count="268" meta:character-count="2246" meta:non-whitespace-character-count="1980"/>
    <meta:generator>LibreOffice/7.5.5.2$Linux_X86_64 LibreOffice_project/50$Build-2</meta:generator>
  </office:meta>
</office:document-meta>
</file>